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152cm" draw:marker-end-width="0.152cm" draw:fill="solid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051cm" draw:marker-start-width="0.076cm" draw:marker-end-width="0.0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102cm" draw:marker-start-width="0.152cm" draw:marker-end-width="0.1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6cm" fo:min-width="6.737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text-properties fo:font-size="24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id="id5" draw:layer="layout" svg:width="6.984cm" svg:height="1.669cm" svg:x="11.126cm" svg:y="2.775cm">
          <text:p text:style-name="P1"><text:span text:style-name="T1">Fortran 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6" draw:layer="layout" svg:width="3.809cm" svg:height="1.905cm" svg:x="8.924cm" svg:y="6.584cm">
          <text:p text:style-name="P3"><text:span text:style-name="T2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7" draw:layer="layout" svg:width="3.809cm" svg:height="1.905cm" svg:x="12.734cm" svg:y="6.584cm">
          <text:p text:style-name="P3"><text:span text:style-name="T2">CU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985cm" svg:height="1.904cm" svg:x="1.938cm" svg:y="8.49cm">
          <text:p text:style-name="P3"><text:span text:style-name="T2">Kernel</text:span></text:p>
          <text:p text:style-name="P3"><text:span text:style-name="T2">in target languag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984cm" svg:height="3.174cm" svg:x="1.938cm" svg:y="12.299cm">
          <text:p text:style-name="P3"><text:span text:style-name="T2">Host config and </text:span></text:p>
          <text:p text:style-name="P3"><text:span text:style-name="T2">results checking</text:span></text:p>
          <text:p text:style-name="P3"><text:span text:style-name="T2">in Fortr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8" draw:layer="layout" svg:width="3.809cm" svg:height="1.905cm" svg:x="16.545cm" svg:y="6.584cm">
          <text:p text:style-name="P3"><text:span text:style-name="T2">OpenC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984cm" svg:height="1.904cm" svg:x="1.939cm" svg:y="10.395cm">
          <text:p text:style-name="P3"><text:span text:style-name="T2">Host side kernel init</text:span></text:p>
          <text:p text:style-name="P3"><text:span text:style-name="T2">In C++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09cm" svg:height="1.905cm" svg:x="8.924cm" svg:y="8.489cm">
          <text:p text:style-name="P3"><text:span text:style-name="T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09cm" svg:height="1.905cm" svg:x="12.734cm" svg:y="8.489cm">
          <text:p text:style-name="P3"><text:span text:style-name="T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09cm" svg:height="1.905cm" svg:x="16.545cm" svg:y="8.489cm">
          <text:p text:style-name="P3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09cm" svg:height="1.905cm" svg:x="8.924cm" svg:y="10.39cm">
          <text:p text:style-name="P3"><text:span text:style-name="T2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09cm" svg:height="1.905cm" svg:x="12.734cm" svg:y="10.39cm">
          <text:p text:style-name="P3"><text:span text:style-name="T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09cm" svg:height="1.905cm" svg:x="16.545cm" svg:y="10.39cm">
          <text:p text:style-name="P3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3.809cm" svg:height="3.183cm" svg:x="8.924cm" svg:y="12.291cm">
          <text:p text:style-name="P3"><text:span text:style-name="T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3" draw:layer="layout" svg:width="3.809cm" svg:height="3.183cm" svg:x="12.734cm" svg:y="12.291cm">
          <text:p text:style-name="P3"><text:span text:style-name="T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4" draw:layer="layout" svg:width="3.809cm" svg:height="3.183cm" svg:x="16.545cm" svg:y="12.291cm">
          <text:p text:style-name="P3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984cm" svg:height="1.904cm" svg:x="1.94cm" svg:y="6.59cm">
          <text:p text:style-name="P3"><text:span text:style-name="T2">Generated code p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8.255cm" svg:height="1.669cm" svg:x="10.493cm" svg:y="17.675cm">
          <text:p text:style-name="P1"><text:span text:style-name="T1">Single executabl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0.828cm" svg:y1="15.474cm" svg:x2="14.62cm" svg:y2="17.675cm" draw:start-shape="id1" draw:start-glue-point="2" draw:end-shape="id2" draw:end-glue-point="0" svg:d="m10828 15474 3792 2201">
          <text:p/>
        </draw:connector>
        <draw:connector draw:style-name="gr4" draw:text-style-name="P4" draw:layer="layout" draw:type="line" svg:x1="14.638cm" svg:y1="15.474cm" svg:x2="14.62cm" svg:y2="17.675cm" draw:start-shape="id3" draw:start-glue-point="2" draw:end-shape="id2" draw:end-glue-point="0" svg:d="m14638 15474-18 2201">
          <text:p/>
        </draw:connector>
        <draw:connector draw:style-name="gr4" draw:text-style-name="P4" draw:layer="layout" draw:type="line" svg:x1="18.449cm" svg:y1="15.474cm" svg:x2="14.62cm" svg:y2="17.675cm" draw:start-shape="id4" draw:start-glue-point="2" draw:end-shape="id2" draw:end-glue-point="0" svg:d="m18449 15474-3829 2201">
          <text:p/>
        </draw:connector>
        <draw:connector draw:style-name="gr4" draw:text-style-name="P4" draw:layer="layout" draw:type="line" svg:x1="14.618cm" svg:y1="4.444cm" svg:x2="10.828cm" svg:y2="6.584cm" draw:start-shape="id5" draw:start-glue-point="2" draw:end-shape="id6" draw:end-glue-point="0" svg:d="m14618 4444-3790 2140">
          <text:p/>
        </draw:connector>
        <draw:connector draw:style-name="gr4" draw:text-style-name="P4" draw:layer="layout" draw:type="line" svg:x1="14.618cm" svg:y1="4.444cm" svg:x2="14.638cm" svg:y2="6.584cm" draw:start-shape="id5" draw:start-glue-point="2" draw:end-shape="id7" draw:end-glue-point="0" svg:d="m14618 4444 20 2140">
          <text:p/>
        </draw:connector>
        <draw:connector draw:style-name="gr4" draw:text-style-name="P4" draw:layer="layout" draw:type="line" svg:x1="14.618cm" svg:y1="4.444cm" svg:x2="18.449cm" svg:y2="6.584cm" draw:start-shape="id5" draw:start-glue-point="2" draw:end-shape="id8" draw:end-glue-point="0" svg:d="m14618 4444 3831 2140">
          <text:p/>
        </draw:connector>
        <draw:line draw:style-name="gr4" draw:text-style-name="P4" draw:layer="layout" svg:x1="21.923cm" svg:y1="6.584cm" svg:x2="21.923cm" svg:y2="15.474cm">
          <text:p/>
        </draw:line>
        <draw:frame draw:style-name="gr5" draw:text-style-name="P6" draw:layer="layout" svg:width="7.237cm" svg:height="1.776cm" draw:transform="rotate (1.5707963267946) translate (22.666cm 14.369cm)">
          <draw:text-box>
            <text:p text:style-name="P5"><text:span text:style-name="T1">Code generat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15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 draw:page-number="1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397cm" svg:y="0.836cm" presentation:class="title" presentation:placeholder="true">
        <draw:text-box/>
      </draw:frame>
      <draw:frame presentation:style-name="Default-outline1" draw:layer="backgroundobjects" svg:width="25.199cm" svg:height="13.863cm" svg:x="1.397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7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4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2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e Marcus</meta:initial-creator>
    <meta:creation-date>2011-08-05T02:15:09</meta:creation-date>
    <meta:editing-duration>PT01H37M49S</meta:editing-duration>
    <meta:editing-cycles>12</meta:editing-cycles>
    <dc:date>2011-08-05T04:15:06</dc:date>
    <dc:creator>Mae Marcus</dc:creator>
    <meta:generator>OpenOffice.org/3.2$Linux OpenOffice.org_project/320m12$Build-9483</meta:generator>
    <meta:document-statistic meta:object-count="49"/>
  </office:meta>
</office:document-meta>
</file>